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weight="bold" officeooo:rsid="000b2e03" officeooo:paragraph-rsid="000b2e0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officeooo:rsid="0011da94" officeooo:paragraph-rsid="0011da9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weight="bold" officeooo:rsid="0011da94" officeooo:paragraph-rsid="0011da9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weight="bold" officeooo:rsid="00132d0a" officeooo:paragraph-rsid="00132d0a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weight="bold" officeooo:rsid="00157637" officeooo:paragraph-rsid="00157637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weight="bold" officeooo:rsid="00157637" officeooo:paragraph-rsid="0015cb06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weight="normal" officeooo:rsid="000b2e03" officeooo:paragraph-rsid="000b2e03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weight="normal" officeooo:rsid="000cd200" officeooo:paragraph-rsid="000cd200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weight="normal" officeooo:rsid="000eb099" officeooo:paragraph-rsid="000eb099" style:font-weight-asian="normal" style:font-weight-complex="normal"/>
    </style:style>
    <style:style style:name="P10" style:family="paragraph" style:parent-style-name="Preformatted_20_Text">
      <style:paragraph-properties fo:text-align="justify" style:justify-single-word="false"/>
      <style:text-properties fo:color="#a9b7c6" style:font-name="DejaVu Sans Mono" fo:font-weight="normal" officeooo:rsid="000eb099" officeooo:paragraph-rsid="000eb099" style:font-weight-asian="normal" style:font-weight-complex="normal"/>
    </style:style>
    <style:style style:name="P11" style:family="paragraph" style:parent-style-name="Preformatted_20_Text">
      <style:paragraph-properties fo:margin-top="0cm" fo:margin-bottom="0.499cm" loext:contextual-spacing="false"/>
      <style:text-properties fo:color="#a9b7c6" style:font-name="DejaVu Sans Mono"/>
    </style:style>
    <style:style style:name="P12" style:family="paragraph" style:parent-style-name="Preformatted_20_Text">
      <style:text-properties fo:color="#a9b7c6"/>
    </style:style>
    <style:style style:name="P13" style:family="paragraph" style:parent-style-name="Preformatted_20_Text">
      <style:text-properties fo:color="#a9b7c6" style:font-name="DejaVu Sans Mono"/>
    </style:style>
    <style:style style:name="P14" style:family="paragraph">
      <style:paragraph-properties fo:text-align="justify"/>
      <style:text-properties style:font-name="Times New Roman" fo:font-size="12pt"/>
    </style:style>
    <style:style style:name="P15" style:family="paragraph">
      <loext:graphic-properties draw:fill="none" draw:fill-color="#ffffff"/>
      <style:paragraph-properties fo:text-align="justify"/>
      <style:text-properties style:font-name="Times New Roman" fo:font-size="12pt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e356" style:font-weight-asian="normal" style:font-weight-complex="normal"/>
    </style:style>
    <style:style style:name="T3" style:family="text">
      <style:text-properties fo:font-weight="normal" officeooo:rsid="00157637" style:font-weight-asian="normal" style:font-weight-complex="normal"/>
    </style:style>
    <style:style style:name="T4" style:family="text">
      <style:text-properties fo:font-weight="normal" officeooo:rsid="0015cb06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cd200"/>
    </style:style>
    <style:style style:name="T7" style:family="text">
      <style:text-properties fo:color="#6897bb"/>
    </style:style>
    <style:style style:name="T8" style:family="text">
      <style:text-properties fo:color="#6897bb" style:font-name="DejaVu Sans Mono"/>
    </style:style>
    <style:style style:name="T9" style:family="text">
      <style:text-properties fo:color="#cc7832"/>
    </style:style>
    <style:style style:name="T10" style:family="text">
      <style:text-properties fo:color="#cc7832" style:font-name="DejaVu Sans Mono"/>
    </style:style>
    <style:style style:name="T11" style:family="text">
      <style:text-properties style:font-name="DejaVu Sans Mono"/>
    </style:style>
    <style:style style:name="T12" style:family="text">
      <style:text-properties fo:color="#8888c6"/>
    </style:style>
    <style:style style:name="T13" style:family="text">
      <style:text-properties fo:color="#8888c6" style:font-name="DejaVu Sans Mono"/>
    </style:style>
    <style:style style:name="T14" style:family="text">
      <style:text-properties fo:color="#6a8759"/>
    </style:style>
    <style:style style:name="T15" style:family="text">
      <style:text-properties fo:color="#6a8759" style:font-name="DejaVu Sans Mono"/>
    </style:style>
    <style:style style:name="T16" style:family="text">
      <style:text-properties officeooo:rsid="0014e356"/>
    </style:style>
    <style:style style:name="T17" style:family="text">
      <style:text-properties officeooo:rsid="0015cb06"/>
    </style:style>
    <style:style style:name="T18" style:family="text">
      <style:text-properties style:font-name="Times New Roman" fo:font-size="12pt" fo:font-weight="bold" style:font-weight-asian="bold" style:font-weight-complex="bold"/>
    </style:style>
    <style:style style:name="T19" style:family="text">
      <style:text-properties style:font-name="Times New Roman" fo:font-size="12pt"/>
    </style:style>
    <style:style style:name="T20" style:family="text">
      <style:text-properties style:font-name="Times New Roman" fo:font-size="12pt" fo:font-weight="normal" style:font-weight-asian="normal" style:font-weight-complex="normal"/>
    </style:style>
    <style:style style:name="gr1" style:family="graphic">
      <style:graphic-properties draw:stroke="none" svg:stroke-color="#000000" draw:fill="none" draw:fill-color="#ffffff" fo:min-height="5.3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5.07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LA 15 – Laços de Repetição Pt. 3</text:p>
      <text:p text:style-name="P1"/>
      <text:p text:style-name="P1"/>
      <text:p text:style-name="P7">Técnica de parada da estrutura de laço <text:span text:style-name="T5">while</text:span>.</text:p>
      <text:p text:style-name="P7"/>
      <text:p text:style-name="P7"/>
      <text:p text:style-name="P8">Exemplo:</text:p>
      <text:p text:style-name="P8"><draw:frame text:anchor-type="paragraph" draw:z-index="0" draw:name="Forma1" draw:style-name="gr1" draw:text-style-name="P15" svg:width="5.051cm" svg:height="5.358cm" svg:x="1.21cm" svg:y="0.445cm"><draw:text-box><text:p text:style-name="P14"><text:span text:style-name="T18">enquanto</text:span><text:span text:style-name="T19"> verdadeiro:</text:span></text:p><text:p text:style-name="P14"><text:span text:style-name="T19"><text:tab/></text:span><text:span text:style-name="T18">Se</text:span><text:span text:style-name="T20"> bloco</text:span></text:p><text:p text:style-name="P14"><text:span text:style-name="T20"><text:tab/></text:span><text:span text:style-name="T20"><text:tab/></text:span><text:span text:style-name="T20"><text:tab/></text:span><text:span text:style-name="T20">Passo</text:span></text:p><text:p text:style-name="P14"><text:span text:style-name="T20"><text:tab/></text:span><text:span text:style-name="T18">Se </text:span><text:span text:style-name="T20">buraco</text:span></text:p><text:p text:style-name="P14"><text:span text:style-name="T20"><text:tab/></text:span><text:span text:style-name="T20"><text:tab/></text:span><text:span text:style-name="T20"><text:tab/></text:span><text:span text:style-name="T20">Pula</text:span></text:p><text:p text:style-name="P14"><text:span text:style-name="T20"><text:tab/></text:span><text:span text:style-name="T18">Se </text:span><text:span text:style-name="T20">moeda</text:span></text:p><text:p text:style-name="P14"><text:span text:style-name="T20"><text:tab/></text:span><text:span text:style-name="T20"><text:tab/></text:span><text:span text:style-name="T20"><text:tab/></text:span><text:span text:style-name="T20">Pega</text:span></text:p><text:p text:style-name="P14"><text:span text:style-name="T20"><text:tab/></text:span><text:span text:style-name="T18">Se </text:span><text:span text:style-name="T20">toféu</text:span></text:p><text:p text:style-name="P14"><text:span text:style-name="T20"><text:tab/></text:span><text:span text:style-name="T20"><text:tab/></text:span><text:span text:style-name="T20"><text:tab/></text:span><text:span text:style-name="T20">Pula</text:span></text:p><text:p text:style-name="P14"><text:span text:style-name="T20"><text:tab/></text:span><text:span text:style-name="T20"><text:tab/></text:span><text:span text:style-name="T20"><text:tab/></text:span><text:span text:style-name="T18">Interrompa</text:span></text:p><text:p text:style-name="P14"><text:span text:style-name="T20">Pega</text:span></text:p></draw:text-box></draw:frame><draw:frame text:anchor-type="paragraph" draw:z-index="1" draw:name="Forma2" draw:style-name="gr2" draw:text-style-name="P16" svg:width="8.644cm" svg:height="5.358cm" svg:x="7.913cm" svg:y="0.445cm"><draw:text-box><text:p><text:span text:style-name="T5">While </text:span><text:span text:style-name="T1">True:</text:span></text:p><text:p><text:span text:style-name="T1"><text:tab/></text:span><text:span text:style-name="T5">If</text:span><text:span text:style-name="T1"> bloco</text:span></text:p><text:p><text:span text:style-name="T1"><text:tab/></text:span><text:span text:style-name="T1"><text:tab/></text:span><text:span text:style-name="T1"><text:tab/></text:span><text:span text:style-name="T1">Passo</text:span></text:p><text:p><text:span text:style-name="T1"><text:tab/></text:span><text:span text:style-name="T5">If</text:span><text:span text:style-name="T1"> buraco</text:span></text:p><text:p><text:span text:style-name="T1"><text:tab/></text:span><text:span text:style-name="T1"><text:tab/></text:span><text:span text:style-name="T1"><text:tab/></text:span><text:span text:style-name="T1">Pula</text:span></text:p><text:p><text:span text:style-name="T1"><text:tab/></text:span><text:span text:style-name="T5">If </text:span><text:span text:style-name="T1">moeda</text:span></text:p><text:p><text:span text:style-name="T1"><text:tab/></text:span><text:span text:style-name="T1"><text:tab/></text:span><text:span text:style-name="T1"><text:tab/></text:span><text:span text:style-name="T1">Pega</text:span></text:p><text:p><text:span text:style-name="T1"><text:tab/></text:span><text:span text:style-name="T5">If </text:span><text:span text:style-name="T1">troféu</text:span></text:p><text:p><text:span text:style-name="T1"><text:tab/></text:span><text:span text:style-name="T1"><text:tab/></text:span><text:span text:style-name="T1"><text:tab/></text:span><text:span text:style-name="T1">Pula</text:span></text:p><text:p><text:span text:style-name="T1"><text:tab/></text:span><text:span text:style-name="T1"><text:tab/></text:span><text:span text:style-name="T1"><text:tab/></text:span><text:span text:style-name="T5">Break</text:span></text:p><text:p><text:span text:style-name="T1">Pega</text:span></text:p></draw:text-box></draw:frame><text:tab/></text:p>
      <text:p text:style-name="P8"/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>O comando <text:span text:style-name="T5">break</text:span> é utilizado para quebrar a estrutura de repetição <text:span text:style-name="T5">while.</text:span></text:p>
      <text:p text:style-name="P8"><text:span text:style-name="T5"/></text:p>
      <text:p text:style-name="P9"/>
      <text:p text:style-name="P9">Exemplo:</text:p>
      <text:p text:style-name="P10">n = <text:s/>s = <text:span text:style-name="T7">0</text:span></text:p>
      <text:p text:style-name="P13"><text:span text:style-name="T9">while True</text:span>:</text:p>
      <text:p text:style-name="P12"><text:s text:c="4"/><text:span text:style-name="T11">n = </text:span><text:span text:style-name="T13">int</text:span><text:span text:style-name="T11">(</text:span><text:span text:style-name="T13">input</text:span><text:span text:style-name="T11">(</text:span><text:span text:style-name="T15">'Digite um número: '</text:span><text:span text:style-name="T11">))</text:span></text:p>
      <text:p text:style-name="P12"><text:s text:c="4"/><text:span text:style-name="T10">if </text:span><text:span text:style-name="T11">n == </text:span><text:span text:style-name="T8">999</text:span><text:span text:style-name="T11">:</text:span></text:p>
      <text:p text:style-name="P12"><text:s text:c="8"/><text:span text:style-name="T10">break</text:span></text:p>
      <text:p text:style-name="P12"><text:span text:style-name="T9"><text:s text:c="4"/></text:span><text:span text:style-name="T11">s += n</text:span></text:p>
      <text:p text:style-name="P11"><text:span text:style-name="T12">print </text:span>(<text:span text:style-name="T14">'A soma vale {}'</text:span>.format(s)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<text:soft-page-break/>DESAFIOS</text:p>
      <text:p text:style-name="P2"/>
      <text:p text:style-name="P2"/>
      <text:p text:style-name="P2"/>
      <text:p text:style-name="P3"><text:bookmark-start text:name="__DdeLink__1_843827999"/>Ex 066 – <text:span text:style-name="T1">Crie um programa que leia </text:span><text:s/>vários números<text:span text:style-name="T1"> inteiros pelo teclado. O programa só vai parar quando o usuário digitar o valor </text:span>999<text:span text:style-name="T1">, que é a condição de parada. No final, mostre </text:span>quantos números<text:span text:style-name="T1"> foram</text:span><text:span text:style-name="T6"> </text:span><text:span text:style-name="T1">digitados e qual foi a </text:span>soma<text:span text:style-name="T1"> entre eles (</text:span>desconsiderando o flag<text:span text:style-name="T1">).</text:span><text:bookmark-end text:name="__DdeLink__1_843827999"/></text:p>
      <text:p text:style-name="P3"><text:span text:style-name="T1"/></text:p>
      <text:p text:style-name="P3"><text:span text:style-name="T1"/></text:p>
      <text:p text:style-name="P4"><text:bookmark-start text:name="__DdeLink__3_843827999"/>Ex 067 - <text:span text:style-name="T1">Faça um programa que mostre a </text:span>tabuada<text:span text:style-name="T1"> de </text:span>vários números<text:span text:style-name="T1">, um de cada vez, para cada valor digitado pelo usuário. O programa será </text:span>interrompido<text:span text:style-name="T1"> quando o número digitado for </text:span>negativo.<text:bookmark-end text:name="__DdeLink__3_843827999"/></text:p>
      <text:p text:style-name="P4"/>
      <text:p text:style-name="P4"/>
      <text:p text:style-name="P4"><text:bookmark-start text:name="__DdeLink__5_843827999"/>Ex 068 – <text:span text:style-name="T2">Faça um programa que jogue </text:span><text:span text:style-name="T16">par ou impar</text:span><text:span text:style-name="T2"> com o computador. O jogo só será interrompido quando o jogador </text:span><text:span text:style-name="T16">perder</text:span><text:span text:style-name="T2">, mostrando o total de </text:span><text:span text:style-name="T16">vitórias consecutivas</text:span><text:span text:style-name="T2"> que ele conquistou no final do jogo.</text:span><text:bookmark-end text:name="__DdeLink__5_843827999"/></text:p>
      <text:p text:style-name="P4"><text:span text:style-name="T3"/></text:p>
      <text:p text:style-name="P4"><text:span text:style-name="T3"/></text:p>
      <text:p text:style-name="P5">EX 069 – <text:span text:style-name="T1">Crie um programa que leia a </text:span>idade<text:span text:style-name="T1"> e </text:span>sexo<text:span text:style-name="T1"> de </text:span>várias pessoas<text:span text:style-name="T1">. A cada pessoa cadastrada, o programa deverá perguntar se o </text:span>usuário<text:span text:style-name="T1"> quer ou não continuar. No final mostre:</text:span></text:p>
      <text:p text:style-name="P5"><text:span text:style-name="T1"><text:tab/></text:span>a)<text:span text:style-name="T1"> Quantas pessoas tem mais de </text:span>18 anos<text:span text:style-name="T1">.</text:span></text:p>
      <text:p text:style-name="P5"><text:span text:style-name="T1"><text:tab/></text:span>b)<text:span text:style-name="T1"> Quantos </text:span>homens<text:span text:style-name="T1"> foram cadastrados.</text:span></text:p>
      <text:p text:style-name="P5"><text:span text:style-name="T1"><text:tab/></text:span>c)<text:span text:style-name="T1"> Quantas </text:span>mulheres<text:span text:style-name="T1"> tem menos de </text:span>20 anos<text:span text:style-name="T1">.</text:span></text:p>
      <text:p text:style-name="P5"><text:span text:style-name="T1"/></text:p>
      <text:p text:style-name="P5"><text:span text:style-name="T1"/></text:p>
      <text:p text:style-name="P5">Ex 070 – <text:span text:style-name="T1">Crie um programa que leia o </text:span>nome<text:span text:style-name="T1"> e o </text:span>preço<text:span text:style-name="T1"> de </text:span>vários produtos<text:span text:style-name="T1">. O programa deverá perguntar se o </text:span>usuário<text:span text:style-name="T1"> vai continuar. No final mostre:</text:span></text:p>
      <text:p text:style-name="P5"><text:span text:style-name="T1"><text:tab/></text:span>a)<text:span text:style-name="T1"> Qual o </text:span>total gasto<text:span text:style-name="T1"> na compra.</text:span></text:p>
      <text:p text:style-name="P6"><text:span text:style-name="T1"><text:tab/></text:span>b)<text:span text:style-name="T1"> Quantos produtos custam </text:span>mais<text:span text:style-name="T1"> de </text:span>R$1000<text:span text:style-name="T1">.</text:span></text:p>
      <text:p text:style-name="P6"><text:span text:style-name="T4"><text:tab/></text:span>c)<text:span text:style-name="T1"> Qual é o </text:span>nome<text:span text:style-name="T1"> do produto mais </text:span>barato<text:span text:style-name="T1">.</text:span></text:p>
      <text:p text:style-name="P5"><text:span text:style-name="T1"/></text:p>
      <text:p text:style-name="P5"><text:span text:style-name="T1"/></text:p>
      <text:p text:style-name="P5">EX 071 – <text:span text:style-name="T4">Crie um programa que simule o funcionamento de um </text:span><text:span text:style-name="T17">caixa eletrônico</text:span><text:span text:style-name="T4">. No Inicio, pergunte o usuário qual será o </text:span><text:span text:style-name="T17">valor a ser sacado</text:span><text:span text:style-name="T4"> (número inteiro) e o programa vai informar quantas </text:span><text:span text:style-name="T17">cédulas</text:span><text:span text:style-name="T4"> de cada valor serão entregues.</text:span></text:p>
      <text:p text:style-name="P5"><text:span text:style-name="T4"><text:tab/></text:span><text:span text:style-name="T17">OBS: </text:span><text:span text:style-name="T4">Considere que o caixa possui cédulas de R$50, R$20, R$,10 e R$1.</text:span></text:p>
      <text:p text:style-name="P8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" svg:font-family="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1:43:24.855243337</meta:creation-date>
    <dc:date>2019-10-28T14:32:12.611030861</dc:date>
    <meta:editing-duration>PT23M5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27" meta:word-count="326" meta:character-count="1816" meta:non-whitespace-character-count="1480"/>
  </office:meta>
</office:document-meta>
</file>